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n you give me a quick crash course on enum</text:p>
      <text:p text:style-name="Standard">ChatGPT said:</text:p>
      <text:p text:style-name="Standard"/>
      <text:p text:style-name="Standard">Absolutely! Here’s a quick crash course on enum in SystemVerilog:</text:p>
      <text:p text:style-name="Standard">What is an enum?</text:p>
      <text:p text:style-name="Standard"/>
      <text:p text:style-name="Standard"><text:s text:c="4"/>enum stands for enumeration.</text:p>
      <text:p text:style-name="Standard"/>
      <text:p text:style-name="Standard"><text:s text:c="4"/>It lets you define a named set of integer constants.</text:p>
      <text:p text:style-name="Standard"/>
      <text:p text:style-name="Standard"><text:s text:c="4"/>Helps make code more readable by using meaningful names instead of magic numbers.</text:p>
      <text:p text:style-name="Standard"/>
      <text:p text:style-name="Standard">Basic syntax:</text:p>
      <text:p text:style-name="Standard"/>
      <text:p text:style-name="Standard">typedef enum {</text:p>
      <text:p text:style-name="Standard"><text:s text:c="2"/>RED,</text:p>
      <text:p text:style-name="Standard"><text:s text:c="2"/>GREEN,</text:p>
      <text:p text:style-name="Standard"><text:s text:c="2"/>BLUE</text:p>
      <text:p text:style-name="Standard">} Color;</text:p>
      <text:p text:style-name="Standard"/>
      <text:p text:style-name="Standard"><text:s text:c="4"/>Here, RED = 0, GREEN = 1, BLUE = 2 by default.</text:p>
      <text:p text:style-name="Standard"/>
      <text:p text:style-name="Standard"><text:s text:c="4"/>typedef lets you define a new type Color.</text:p>
      <text:p text:style-name="Standard"/>
      <text:p text:style-name="Standard">How to use:</text:p>
      <text:p text:style-name="Standard"/>
      <text:p text:style-name="Standard">Color my_color;</text:p>
      <text:p text:style-name="Standard"/>
      <text:p text:style-name="Standard">initial begin</text:p>
      <text:p text:style-name="Standard"><text:s text:c="2"/>my_color = GREEN;</text:p>
      <text:p text:style-name="Standard"><text:s text:c="2"/>if (my_color == RED) $display("Stop!");</text:p>
      <text:p text:style-name="Standard"><text:s text:c="2"/>else $display("Go!");</text:p>
      <text:p text:style-name="Standard">end</text:p>
      <text:p text:style-name="Standard"/>
      <text:p text:style-name="Standard">Assign custom values:</text:p>
      <text:p text:style-name="Standard"/>
      <text:p text:style-name="Standard">typedef enum {</text:p>
      <text:p text:style-name="Standard"><text:s text:c="2"/>IDLE = 0,</text:p>
      <text:p text:style-name="Standard"><text:s text:c="2"/>START = 4,</text:p>
      <text:p text:style-name="Standard"><text:s text:c="2"/>STOP = 7</text:p>
      <text:p text:style-name="Standard">} State;</text:p>
      <text:p text:style-name="Standard"/>
      <text:p text:style-name="Standard">Specify size and signedness:</text:p>
      <text:p text:style-name="Standard"/>
      <text:p text:style-name="Standard">typedef enum logic [2:0] {</text:p>
      <text:p text:style-name="Standard"><text:s text:c="2"/>RED,</text:p>
      <text:p text:style-name="Standard"><text:s text:c="2"/>GREEN,</text:p>
      <text:p text:style-name="Standard"><text:s text:c="2"/>BLUE</text:p>
      <text:p text:style-name="Standard">} Color3bit;</text:p>
      <text:p text:style-name="Standard"><text:soft-page-break/></text:p>
      <text:p text:style-name="Standard"><text:s text:c="4"/>This means the enum values are stored in a 3-bit logic vector.</text:p>
      <text:p text:style-name="Standard"/>
      <text:p text:style-name="Standard">Example with state machine:</text:p>
      <text:p text:style-name="Standard"/>
      <text:p text:style-name="Standard">typedef enum logic [1:0] {IDLE, RUN, WAIT, DONE} State;</text:p>
      <text:p text:style-name="Standard"/>
      <text:p text:style-name="Standard">State current_state, next_state;</text:p>
      <text:p text:style-name="Standard"/>
      <text:p text:style-name="Standard">always_ff @(posedge clk) begin</text:p>
      <text:p text:style-name="Standard"><text:s text:c="2"/>if (reset) current_state &lt;= IDLE;</text:p>
      <text:p text:style-name="Standard"><text:s text:c="2"/>else current_state &lt;= next_state;</text:p>
      <text:p text:style-name="Standard">end</text:p>
      <text:p text:style-name="Standard"/>
      <text:p text:style-name="Standard">Summary:</text:p>
      <text:p text:style-name="Standard"/>
      <text:p text:style-name="Standard"><text:s text:c="4"/>enum makes code clearer and less error-prone.</text:p>
      <text:p text:style-name="Standard"/>
      <text:p text:style-name="Standard"><text:s text:c="4"/>You can customize values and underlying data type.</text:p>
      <text:p text:style-name="Standard"/>
      <text:p text:style-name="Standard"><text:s text:c="4"/>Works great for states, modes, commands, etc.</text:p>
      <text:p text:style-name="Standard"/>
      <text:p text:style-name="Standard">If you want, I can give you some specific examples or help with a state machine using enum!</text:p>
      <text:p text:style-name="Standard">You said:</text:p>
      <text:p text:style-name="Standard">CAN I INITIALIZE THE ENUM AT A NUMBER OTHER THAN 0?</text:p>
      <text:p text:style-name="Standard">ChatGPT said:</text:p>
      <text:p text:style-name="Standard"/>
      <text:p text:style-name="Standard">Yes! You can initialize the first enum value to a number other than 0 by explicitly assigning it.</text:p>
      <text:p text:style-name="Standard">Example:</text:p>
      <text:p text:style-name="Standard"/>
      <text:p text:style-name="Standard">typedef enum {</text:p>
      <text:p text:style-name="Standard"><text:s text:c="2"/>RED = 5,</text:p>
      <text:p text:style-name="Standard"><text:s text:c="2"/>GREEN,</text:p>
      <text:p text:style-name="Standard"><text:s text:c="2"/>BLUE</text:p>
      <text:p text:style-name="Standard">} Color;</text:p>
      <text:p text:style-name="Standard"/>
      <text:p text:style-name="Standard"><text:s text:c="4"/>Here, RED = 5,</text:p>
      <text:p text:style-name="Standard"/>
      <text:p text:style-name="Standard"><text:s text:c="4"/>GREEN = 6 (auto-incremented),</text:p>
      <text:p text:style-name="Standard"/>
      <text:p text:style-name="Standard"><text:s text:c="4"/>BLUE = 7.</text:p>
      <text:p text:style-name="Standard"/>
      <text:p text:style-name="Standard">You can also assign any custom values to each item, like:</text:p>
      <text:p text:style-name="Standard"/>
      <text:p text:style-name="Standard">typedef enum {</text:p>
      <text:p text:style-name="Standard"><text:s text:c="2"/>IDLE = 10,</text:p>
      <text:p text:style-name="Standard"><text:s text:c="2"/>START = 20,</text:p>
      <text:p text:style-name="Standard"><text:s text:c="2"/>STOP = 30</text:p>
      <text:p text:style-name="Standard">} State;</text:p>
      <text:p text:style-name="Standard"><text:soft-page-break/></text:p>
      <text:p text:style-name="Standard">If you don’t assign a value to an enum element, it will auto-increment from the previous element's value.</text:p>
      <text:p text:style-name="Standard"/>
      <text:p text:style-name="Standard">Want me to show you how to use this in a real example?</text:p>
      <text:p text:style-name="Standard">You said:</text:p>
      <text:p text:style-name="Standard">vs code autofilled this what does it mean</text:p>
      <text:p text:style-name="Standard"/>
      <text:p text:style-name="Standard">typedef enum data_type { <text:s/>} name;</text:p>
      <text:p text:style-name="Standard">ChatGPT said:</text:p>
      <text:p text:style-name="Standard"/>
      <text:p text:style-name="Standard">Great question — let's break it down!</text:p>
      <text:p text:style-name="Standard"/>
      <text:p text:style-name="Standard">When VS Code autofills:</text:p>
      <text:p text:style-name="Standard"/>
      <text:p text:style-name="Standard">typedef enum data_type { <text:s/>} name;</text:p>
      <text:p text:style-name="Standard"/>
      <text:p text:style-name="Standard">it's giving you a template for defining a typed enumeration in SystemVerilog.</text:p>
      <text:p text:style-name="Standard">🔍 Breakdown:</text:p>
      <text:p text:style-name="Standard"/>
      <text:p text:style-name="Standard">typedef enum data_type { ... } name;</text:p>
      <text:p text:style-name="Standard"/>
      <text:p text:style-name="Standard">Part<text:tab/>Meaning</text:p>
      <text:p text:style-name="Standard">typedef<text:tab/>You're creating a new type.</text:p>
      <text:p text:style-name="Standard">enum<text:tab/>This is an enumeration type.</text:p>
      <text:p text:style-name="Standard">data_type<text:tab/>The underlying type, e.g., logic [1:0], int, or bit [3:0].</text:p>
      <text:p text:style-name="Standard">{ ... }<text:tab/>This is where you list the enumerated values.</text:p>
      <text:p text:style-name="Standard">name<text:tab/>This is the name of your new enum type.</text:p>
      <text:p text:style-name="Standard">✅ Example: A 2-bit state machine enum</text:p>
      <text:p text:style-name="Standard"/>
      <text:p text:style-name="Standard">typedef enum logic [1:0] {</text:p>
      <text:p text:style-name="Standard"><text:s text:c="2"/>IDLE,</text:p>
      <text:p text:style-name="Standard"><text:s text:c="2"/>START,</text:p>
      <text:p text:style-name="Standard"><text:s text:c="2"/>STOP</text:p>
      <text:p text:style-name="Standard">} State_t;</text:p>
      <text:p text:style-name="Standard"/>
      <text:p text:style-name="Standard">This creates a new type State_t that can hold one of the three states and uses 2 bits (logic [1:0]) to store the value.</text:p>
      <text:p text:style-name="Standard">🧠 Why specify data_type?</text:p>
      <text:p text:style-name="Standard"/>
      <text:p text:style-name="Standard"><text:s text:c="4"/>Helps you control the bit-width and signedness.</text:p>
      <text:p text:style-name="Standard"/>
      <text:p text:style-name="Standard"><text:s text:c="4"/>Avoids ambiguity when synthesizing hardware or interfacing with other modules.</text:p>
      <text:p text:style-name="Standard"/>
      <text:p text:style-name="Standard">📌 Final example with usage:</text:p>
      <text:p text:style-name="Standard"/>
      <text:p text:style-name="Standard">typedef enum logic [1:0] {</text:p>
      <text:p text:style-name="Standard"><text:s text:c="2"/>IDLE = 0,</text:p>
      <text:p text:style-name="Standard"><text:s text:c="2"/>RUN <text:s/>= 1,</text:p>
      <text:p text:style-name="Standard"><text:soft-page-break/><text:s text:c="2"/>WAIT = 2,</text:p>
      <text:p text:style-name="Standard"><text:s text:c="2"/>DONE = 3</text:p>
      <text:p text:style-name="Standard">} fsm_state_t;</text:p>
      <text:p text:style-name="Standard"/>
      <text:p text:style-name="Standard">fsm_state_t current_state;</text:p>
      <text:p text:style-name="Standard"/>
      <text:p text:style-name="Standard">always_ff @(posedge clk) begin</text:p>
      <text:p text:style-name="Standard"><text:s text:c="2"/>current_state &lt;= RUN;</text:p>
      <text:p text:style-name="Standard">end</text:p>
      <text:p text:style-name="Standard"/>
      <text:p text:style-name="Standard">Let me know if you want VS Code snippets or how to enable enum type inference in your LSP setup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5:36:07.753070100</meta:creation-date>
    <dc:date>2025-05-28T15:37:44.019284500</dc:date>
    <meta:editing-duration>PT1M38S</meta:editing-duration>
    <meta:editing-cycles>1</meta:editing-cycles>
    <meta:document-statistic meta:table-count="0" meta:image-count="0" meta:object-count="0" meta:page-count="4" meta:paragraph-count="106" meta:word-count="543" meta:character-count="3061" meta:non-whitespace-character-count="2508"/>
    <meta:generator>LibreOffice/25.2.2.2$Windows_X86_64 LibreOffice_project/7370d4be9e3cf6031a51beef54ff3bda878e3fac</meta:generator>
  </office:meta>
</office:document-meta>
</file>